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2FF2_9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2, FF 2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/text:p>
      <text:p text:style-name="P5">Author of letter<text:tab/><text:tab/><text:tab/><text:tab/>A. Montefiore Sebag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14 June 1875</text:p>
      <text:p text:style-name="P5">Month<text:tab/><text:tab/><text:tab/><text:tab/><text:tab/><text:tab/>June</text:p>
      <text:p text:style-name="P5">Year<text:tab/><text:tab/><text:tab/><text:tab/><text:tab/><text:tab/>1875</text:p>
      <text:p text:style-name="P5">Hebrew Date<text:tab/><text:tab/><text:tab/><text:tab/><text:tab/></text:p>
      <text:p text:style-name="P5">Undated</text:p>
      <text:p text:style-name="P5">City<text:tab/><text:tab/><text:tab/><text:tab/><text:tab/><text:tab/>Washington, D. C.</text:p>
      <text:p text:style-name="P5">State<text:tab/><text:tab/><text:tab/><text:tab/><text:tab/><text:tab/><text:tab/><text:tab/><text:tab/>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/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2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/text:p>
      <text:p text:style-name="P5">Postma<text:tab/>rk<text:tab/><text:tab/><text:tab/>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The/</text:span></text:p>
      <text:p text:style-name="P2"><text:span text:style-name="T1">Arlington,</text:span></text:p>
      <text:p text:style-name="P3"><text:span text:style-name="T1">WASHINGTON, D. C. June 14 1875/</text:span></text:p>
      <text:p text:style-name="P2"><text:span text:style-name="T1">My dear Sir/</text:span></text:p>
      <text:p text:style-name="P2"><text:span text:style-name="T1"><text:tab/>I have the pleasure to/ enclose a Money Order for $8.--/ being the amount of my offerings/ to the Synagogue./</text:span></text:p>
      <text:p text:style-name="P2"><text:span text:style-name="T1">Allow me again to thank you for the/ extreemly[sic] kind reception you accorded/ to me, and ofr the agreeable hours I/ spent in your society and in that of/ your daughter, to whom please give my/ best remembrances./</text:span></text:p>
      <text:p text:style-name="P2"><text:span text:style-name="T1">Wishing you good-bye./</text:span></text:p>
      <text:p text:style-name="P2"><text:span text:style-name="T1"><text:tab/>Believe me/</text:span></text:p>
      <text:p text:style-name="P2"><text:span text:style-name="T1"><text:tab/>Yours Very truly/</text:span></text:p>
      <text:p text:style-name="P2"><text:span text:style-name="T1"><text:tab/>A Montefiore Sebag./</text:span></text:p>
      <text:p text:style-name="P2"><text:span text:style-name="T1"/></text:p>
      <text:p text:style-name="P2"><text:span text:style-name="T1">[Page 2]</text:span></text:p>
      <text:p text:style-name="P2"><text:span text:style-name="T1">I have made the order/ payable to/ Revd. Mr. Morais/ Philadelphia/ and enclose it in seperate[sic]/ envelope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5-26T10:26:34</meta:creation-date>
    <dc:date>2009-05-26T10:33:18</dc:date>
    <dc:language>en-US</dc:language>
    <meta:editing-cycles>2</meta:editing-cycles>
    <meta:editing-duration>PT6M4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2" meta:word-count="267" meta:character-count="1845"/>
  </office:meta>
</office:document-meta>
</file>